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3618in"/>
    </style:style>
    <style:style style:name="co2" style:family="table-column">
      <style:table-column-properties fo:break-before="auto" style:column-width="0.7709in"/>
    </style:style>
    <style:style style:name="co3" style:family="table-column">
      <style:table-column-properties fo:break-before="auto" style:column-width="1.1091in"/>
    </style:style>
    <style:style style:name="co4" style:family="table-column">
      <style:table-column-properties fo:break-before="auto" style:column-width="1.4807in"/>
    </style:style>
    <style:style style:name="co5" style:family="table-column">
      <style:table-column-properties fo:break-before="auto" style:column-width="0.9146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 style:data-style-name="N121">
      <style:text-properties fo:font-weight="bold" style:font-weight-asian="bold" style:font-weight-complex="bold"/>
    </style:style>
    <style:style style:name="ce4" style:family="table-cell" style:parent-style-name="Default" style:data-style-name="N12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4"/>
        <table:table-column table:style-name="co6" table:number-columns-repeated="1019" table:default-cell-style-name="Default"/>
        <table:table-row table:style-name="ro1">
          <table:table-cell table:style-name="ce1" office:value-type="string" calcext:value-type="string">
            <text:p>Reflectance Dataset</text:p>
          </table:table-cell>
          <table:table-cell table:style-name="ce1" office:value-type="string" calcext:value-type="string">
            <text:p>Illuminant</text:p>
          </table:table-cell>
          <table:table-cell table:style-name="ce1" office:value-type="string" calcext:value-type="string">
            <text:p>Resolution, nm</text:p>
          </table:table-cell>
          <table:table-cell table:style-name="ce1" office:value-type="string" calcext:value-type="string">
            <text:p>Interpolation Method</text:p>
          </table:table-cell>
          <table:table-cell table:style-name="ce3" office:value-type="string" calcext:value-type="string">
            <text:p>Error Metric</text:p>
          </table:table-cell>
          <table:table-cell table:style-name="ce1"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line</text:p>
          </table:table-cell>
          <table:table-cell office:value-type="float" office:value="0.0242184286797764" calcext:value-type="float">
            <text:p>0.02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ic</text:p>
          </table:table-cell>
          <table:table-cell office:value-type="float" office:value="0.037519736867271" calcext:value-type="float">
            <text:p>0.03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0.0532186201388889" calcext:value-type="float">
            <text:p>0.05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nsell_Parkkinen_1989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bic</text:p>
          </table:table-cell>
          <table:table-cell office:value-type="float" office:value="0.0678178121719465" calcext:value-type="float">
            <text:p>0.06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line</text:p>
          </table:table-cell>
          <table:table-cell office:value-type="float" office:value="0.0689298839294586" calcext:value-type="float">
            <text:p>0.06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0.11788471328125" calcext:value-type="float">
            <text:p>0.118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ic</text:p>
          </table:table-cell>
          <table:table-cell office:value-type="float" office:value="0.0059149569692268" calcext:value-type="float">
            <text:p>0.00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line</text:p>
          </table:table-cell>
          <table:table-cell office:value-type="float" office:value="0.0101331444790406" calcext:value-type="float">
            <text:p>0.01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_Rite_ColorChecker_Classic_2014</text:p>
          </table:table-cell>
          <table:table-cell table:style-name="ce2" office:value-type="string" calcext:value-type="string">
            <text:p>None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bic</text:p>
          </table:table-cell>
          <table:table-cell office:value-type="float" office:value="0.0157159438904111" calcext:value-type="float">
            <text:p>0.01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None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0.018288688287037" calcext:value-type="float">
            <text:p>0.01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0.0316065776614583" calcext:value-type="float">
            <text:p>0.03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None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line</text:p>
          </table:table-cell>
          <table:table-cell office:value-type="float" office:value="0.0346989314402577" calcext:value-type="float">
            <text:p>0.035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line</text:p>
          </table:table-cell>
          <table:table-cell office:value-type="float" office:value="0.027644071945846" calcext:value-type="float">
            <text:p>0.028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ic</text:p>
          </table:table-cell>
          <table:table-cell office:value-type="float" office:value="0.0333474437516353" calcext:value-type="float">
            <text:p>0.033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0.0399097284209456" calcext:value-type="float">
            <text:p>0.040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bic</text:p>
          </table:table-cell>
          <table:table-cell office:value-type="float" office:value="0.057458524975642" calcext:value-type="float">
            <text:p>0.057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line</text:p>
          </table:table-cell>
          <table:table-cell office:value-type="float" office:value="0.0619863754504193" calcext:value-type="float">
            <text:p>0.062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Munsell_Parkkinen_1989</text:p>
          </table:table-cell>
          <table:table-cell office:value-type="string" calcext:value-type="string">
            <text:p>D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0.0899668807126801" calcext:value-type="float">
            <text:p>0.090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linear</text:p>
          </table:table-cell>
          <table:table-cell office:value-type="float" office:value="0.0325527597978869" calcext:value-type="float">
            <text:p>0.033</text:p>
          </table:table-cell>
          <table:table-cell table:number-columns-repeated="1019"/>
        </table:table-row>
        <table:table-row table:style-name="ro1">
          <table:table-cell table:style-name="ce2"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table:style-name="ce2" office:value-type="float" office:value="40" calcext:value-type="float">
            <text:p>40</text:p>
          </table:table-cell>
          <table:table-cell table:style-name="ce2" office:value-type="string" calcext:value-type="string">
            <text:p>cubic</text:p>
          </table:table-cell>
          <table:table-cell office:value-type="float" office:value="0.0337069132970053" calcext:value-type="float">
            <text:p>0.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cubic</text:p>
          </table:table-cell>
          <table:table-cell office:value-type="float" office:value="0.033996782960174" calcext:value-type="float">
            <text:p>0.034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spline</text:p>
          </table:table-cell>
          <table:table-cell office:value-type="float" office:value="0.0362170721293907" calcext:value-type="float">
            <text:p>0.036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linear</text:p>
          </table:table-cell>
          <table:table-cell office:value-type="float" office:value="0.0386583434707801" calcext:value-type="float">
            <text:p>0.039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X_Rite_ColorChecker_Classic_2014</text:p>
          </table:table-cell>
          <table:table-cell office:value-type="string" calcext:value-type="string">
            <text:p>D65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pline</text:p>
          </table:table-cell>
          <table:table-cell office:value-type="float" office:value="0.0549840666686576" calcext:value-type="float">
            <text:p>0.055</text:p>
          </table:table-cell>
          <table:table-cell table:number-columns-repeated="1019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E1:Sheet1.E1048576">
            <calcext:data-bar calcext:gradient="false" calcext:max-length="100" calcext:negative-color="#ff0000" calcext:positive-color="#808080" calcext:axis-color="#000000">
              <calcext:formatting-entry calcext:value="0" calcext:type="auto-minimum"/>
              <calcext:formatting-entry calcext:value="0" calcext:type="auto-maximum"/>
            </calcext:data-bar>
          </calcext:conditional-format>
        </calcext:conditional-formats>
      </table:table>
      <table:named-expressions/>
      <table:database-ranges>
        <table:database-range table:name="__Anonymous_Sheet_DB__0" table:target-range-address="Sheet1.A9:Sheet1.E14" table:contains-header="false">
          <table:sort>
            <table:sort-by table:field-number="3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urier New" svg:font-family="'Courier New'"/>
    <style:font-face style:name="F" svg:font-family="" style:font-family-generic="roman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12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1-06-10T23:17:07.872000000</meta:creation-date>
    <dc:date>2021-06-12T23:47:05.049000000</dc:date>
    <meta:editing-duration>PT37M59S</meta:editing-duration>
    <meta:editing-cycles>9</meta:editing-cycles>
    <meta:generator>LibreOffice/6.4.7.2$Windows_X86_64 LibreOffice_project/639b8ac485750d5696d7590a72ef1b496725cfb5</meta:generator>
    <meta:document-statistic meta:table-count="1" meta:cell-count="125" meta:object-count="0"/>
  </office:meta>
</office:document-meta>
</file>